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dgap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483.28326" calcext:value-type="float">
            <text:p>483.28326</text:p>
          </table:table-cell>
          <table:table-cell office:value-type="float" office:value="16" calcext:value-type="float">
            <text:p>16.00000</text:p>
          </table:table-cell>
        </table:table-row>
        <table:table-row table:style-name="ro1">
          <table:table-cell office:value-type="float" office:value="499.28781" calcext:value-type="float">
            <text:p>499.28781</text:p>
          </table:table-cell>
          <table:table-cell office:value-type="float" office:value="16.25" calcext:value-type="float">
            <text:p>16.25000</text:p>
          </table:table-cell>
        </table:table-row>
        <table:table-row table:style-name="ro1">
          <table:table-cell office:value-type="float" office:value="515.6626" calcext:value-type="float">
            <text:p>515.66260</text:p>
          </table:table-cell>
          <table:table-cell office:value-type="float" office:value="16.5" calcext:value-type="float">
            <text:p>16.50000</text:p>
          </table:table-cell>
        </table:table-row>
        <table:table-row table:style-name="ro1">
          <table:table-cell office:value-type="float" office:value="531.646" calcext:value-type="float">
            <text:p>531.64600</text:p>
          </table:table-cell>
          <table:table-cell office:value-type="float" office:value="16.75" calcext:value-type="float">
            <text:p>16.75000</text:p>
          </table:table-cell>
        </table:table-row>
        <table:table-row table:style-name="ro1">
          <table:table-cell office:value-type="float" office:value="549.39014" calcext:value-type="float">
            <text:p>549.39014</text:p>
          </table:table-cell>
          <table:table-cell office:value-type="float" office:value="17" calcext:value-type="float">
            <text:p>17.00000</text:p>
          </table:table-cell>
        </table:table-row>
        <table:table-row table:style-name="ro1">
          <table:table-cell office:value-type="float" office:value="566.08698" calcext:value-type="float">
            <text:p>566.08698</text:p>
          </table:table-cell>
          <table:table-cell office:value-type="float" office:value="17.25" calcext:value-type="float">
            <text:p>17.25000</text:p>
          </table:table-cell>
        </table:table-row>
        <table:table-row table:style-name="ro1">
          <table:table-cell office:value-type="float" office:value="583.37457" calcext:value-type="float">
            <text:p>583.37457</text:p>
          </table:table-cell>
          <table:table-cell office:value-type="float" office:value="17.5" calcext:value-type="float">
            <text:p>17.50000</text:p>
          </table:table-cell>
        </table:table-row>
        <table:table-row table:style-name="ro1">
          <table:table-cell office:value-type="float" office:value="600.86365" calcext:value-type="float">
            <text:p>600.86365</text:p>
          </table:table-cell>
          <table:table-cell office:value-type="float" office:value="17.75" calcext:value-type="float">
            <text:p>17.75000</text:p>
          </table:table-cell>
        </table:table-row>
        <table:table-row table:style-name="ro1">
          <table:table-cell office:value-type="float" office:value="618.60535" calcext:value-type="float">
            <text:p>618.60535</text:p>
          </table:table-cell>
          <table:table-cell office:value-type="float" office:value="18" calcext:value-type="float">
            <text:p>18.00000</text:p>
          </table:table-cell>
        </table:table-row>
        <table:table-row table:style-name="ro1">
          <table:table-cell office:value-type="float" office:value="636.3623" calcext:value-type="float">
            <text:p>636.36230</text:p>
          </table:table-cell>
          <table:table-cell office:value-type="float" office:value="18.25" calcext:value-type="float">
            <text:p>18.25000</text:p>
          </table:table-cell>
        </table:table-row>
        <table:table-row table:style-name="ro1">
          <table:table-cell office:value-type="float" office:value="654.56323" calcext:value-type="float">
            <text:p>654.56323</text:p>
          </table:table-cell>
          <table:table-cell office:value-type="float" office:value="18.5" calcext:value-type="float">
            <text:p>18.50000</text:p>
          </table:table-cell>
        </table:table-row>
        <table:table-row table:style-name="ro1">
          <table:table-cell office:value-type="float" office:value="672.80804" calcext:value-type="float">
            <text:p>672.80804</text:p>
          </table:table-cell>
          <table:table-cell office:value-type="float" office:value="18.75" calcext:value-type="float">
            <text:p>18.75000</text:p>
          </table:table-cell>
        </table:table-row>
        <table:table-row table:style-name="ro1">
          <table:table-cell office:value-type="float" office:value="691.04297" calcext:value-type="float">
            <text:p>691.04297</text:p>
          </table:table-cell>
          <table:table-cell office:value-type="float" office:value="19.000999" calcext:value-type="float">
            <text:p>19.00100</text:p>
          </table:table-cell>
        </table:table-row>
        <table:table-row table:style-name="ro1">
          <table:table-cell office:value-type="float" office:value="709.71027" calcext:value-type="float">
            <text:p>709.71027</text:p>
          </table:table-cell>
          <table:table-cell office:value-type="float" office:value="19.252001" calcext:value-type="float">
            <text:p>19.25200</text:p>
          </table:table-cell>
        </table:table-row>
        <table:table-row table:style-name="ro1">
          <table:table-cell office:value-type="float" office:value="728.25189" calcext:value-type="float">
            <text:p>728.25189</text:p>
          </table:table-cell>
          <table:table-cell office:value-type="float" office:value="19.499001" calcext:value-type="float">
            <text:p>19.49900</text:p>
          </table:table-cell>
        </table:table-row>
        <table:table-row table:style-name="ro1">
          <table:table-cell office:value-type="float" office:value="747.0257" calcext:value-type="float">
            <text:p>747.02570</text:p>
          </table:table-cell>
          <table:table-cell office:value-type="float" office:value="19.749001" calcext:value-type="float">
            <text:p>19.74900</text:p>
          </table:table-cell>
        </table:table-row>
        <table:table-row table:style-name="ro1">
          <table:table-cell office:value-type="float" office:value="765.80408" calcext:value-type="float">
            <text:p>765.80408</text:p>
          </table:table-cell>
          <table:table-cell office:value-type="float" office:value="19.999001" calcext:value-type="float">
            <text:p>19.99900</text:p>
          </table:table-cell>
        </table:table-row>
        <table:table-row table:style-name="ro1">
          <table:table-cell office:value-type="float" office:value="784.92316" calcext:value-type="float">
            <text:p>784.92316</text:p>
          </table:table-cell>
          <table:table-cell office:value-type="float" office:value="20.25" calcext:value-type="float">
            <text:p>20.25000</text:p>
          </table:table-cell>
        </table:table-row>
        <table:table-row table:style-name="ro1">
          <table:table-cell office:value-type="float" office:value="803.8692" calcext:value-type="float">
            <text:p>803.86920</text:p>
          </table:table-cell>
          <table:table-cell office:value-type="float" office:value="20.5" calcext:value-type="float">
            <text:p>20.50000</text:p>
          </table:table-cell>
        </table:table-row>
        <table:table-row table:style-name="ro1">
          <table:table-cell office:value-type="float" office:value="822.91125" calcext:value-type="float">
            <text:p>822.91125</text:p>
          </table:table-cell>
          <table:table-cell office:value-type="float" office:value="20.749001" calcext:value-type="float">
            <text:p>20.74900</text:p>
          </table:table-cell>
        </table:table-row>
        <table:table-row table:style-name="ro1">
          <table:table-cell office:value-type="float" office:value="842.09045" calcext:value-type="float">
            <text:p>842.09045</text:p>
          </table:table-cell>
          <table:table-cell office:value-type="float" office:value="21.002001" calcext:value-type="float">
            <text:p>21.00200</text:p>
          </table:table-cell>
        </table:table-row>
        <table:table-row table:style-name="ro1">
          <table:table-cell office:value-type="float" office:value="861.02881" calcext:value-type="float">
            <text:p>861.02881</text:p>
          </table:table-cell>
          <table:table-cell office:value-type="float" office:value="21.249001" calcext:value-type="float">
            <text:p>21.24900</text:p>
          </table:table-cell>
        </table:table-row>
        <table:table-row table:style-name="ro1">
          <table:table-cell office:value-type="float" office:value="880.05505" calcext:value-type="float">
            <text:p>880.05505</text:p>
          </table:table-cell>
          <table:table-cell office:value-type="float" office:value="21.5" calcext:value-type="float">
            <text:p>21.50000</text:p>
          </table:table-cell>
        </table:table-row>
        <table:table-row table:style-name="ro1">
          <table:table-cell office:value-type="float" office:value="899.15808" calcext:value-type="float">
            <text:p>899.15808</text:p>
          </table:table-cell>
          <table:table-cell office:value-type="float" office:value="21.75" calcext:value-type="float">
            <text:p>21.75000</text:p>
          </table:table-cell>
        </table:table-row>
        <table:table-row table:style-name="ro1">
          <table:table-cell office:value-type="float" office:value="917.867" calcext:value-type="float">
            <text:p>917.86700</text:p>
          </table:table-cell>
          <table:table-cell office:value-type="float" office:value="22" calcext:value-type="float">
            <text:p>22.00000</text:p>
          </table:table-cell>
        </table:table-row>
        <table:table-row table:style-name="ro1">
          <table:table-cell office:value-type="float" office:value="936.94855" calcext:value-type="float">
            <text:p>936.94855</text:p>
          </table:table-cell>
          <table:table-cell office:value-type="float" office:value="22.25" calcext:value-type="float">
            <text:p>22.25000</text:p>
          </table:table-cell>
        </table:table-row>
        <table:table-row table:style-name="ro1">
          <table:table-cell office:value-type="float" office:value="955.57953" calcext:value-type="float">
            <text:p>955.57953</text:p>
          </table:table-cell>
          <table:table-cell office:value-type="float" office:value="22.499001" calcext:value-type="float">
            <text:p>22.49900</text:p>
          </table:table-cell>
        </table:table-row>
        <table:table-row table:style-name="ro1">
          <table:table-cell office:value-type="float" office:value="974.14838" calcext:value-type="float">
            <text:p>974.14838</text:p>
          </table:table-cell>
          <table:table-cell office:value-type="float" office:value="22.750999" calcext:value-type="float">
            <text:p>22.75100</text:p>
          </table:table-cell>
        </table:table-row>
        <table:table-row table:style-name="ro1">
          <table:table-cell office:value-type="float" office:value="992.4798" calcext:value-type="float">
            <text:p>992.47980</text:p>
          </table:table-cell>
          <table:table-cell office:value-type="float" office:value="23.000999" calcext:value-type="float">
            <text:p>23.00100</text:p>
          </table:table-cell>
        </table:table-row>
        <table:table-row table:style-name="ro1">
          <table:table-cell office:value-type="float" office:value="1010.4998" calcext:value-type="float">
            <text:p>1010.49980</text:p>
          </table:table-cell>
          <table:table-cell office:value-type="float" office:value="23.25" calcext:value-type="float">
            <text:p>23.25000</text:p>
          </table:table-cell>
        </table:table-row>
        <table:table-row table:style-name="ro1">
          <table:table-cell office:value-type="float" office:value="1028.8188" calcext:value-type="float">
            <text:p>1028.81880</text:p>
          </table:table-cell>
          <table:table-cell office:value-type="float" office:value="23.499001" calcext:value-type="float">
            <text:p>23.49900</text:p>
          </table:table-cell>
        </table:table-row>
        <table:table-row table:style-name="ro1">
          <table:table-cell office:value-type="float" office:value="1046.7747" calcext:value-type="float">
            <text:p>1046.77470</text:p>
          </table:table-cell>
          <table:table-cell office:value-type="float" office:value="23.75" calcext:value-type="float">
            <text:p>23.75000</text:p>
          </table:table-cell>
        </table:table-row>
        <table:table-row table:style-name="ro1">
          <table:table-cell office:value-type="float" office:value="1064.6389" calcext:value-type="float">
            <text:p>1064.63890</text:p>
          </table:table-cell>
          <table:table-cell office:value-type="float" office:value="24" calcext:value-type="float">
            <text:p>24.00000</text:p>
          </table:table-cell>
        </table:table-row>
        <table:table-row table:style-name="ro1">
          <table:table-cell office:value-type="float" office:value="1082.2009" calcext:value-type="float">
            <text:p>1082.20090</text:p>
          </table:table-cell>
          <table:table-cell office:value-type="float" office:value="24.249001" calcext:value-type="float">
            <text:p>24.24900</text:p>
          </table:table-cell>
        </table:table-row>
        <table:table-row table:style-name="ro1">
          <table:table-cell office:value-type="float" office:value="1099.7673" calcext:value-type="float">
            <text:p>1099.76730</text:p>
          </table:table-cell>
          <table:table-cell office:value-type="float" office:value="24.500999" calcext:value-type="float">
            <text:p>24.50100</text:p>
          </table:table-cell>
        </table:table-row>
        <table:table-row table:style-name="ro1">
          <table:table-cell office:value-type="float" office:value="1116.8021" calcext:value-type="float">
            <text:p>1116.80210</text:p>
          </table:table-cell>
          <table:table-cell office:value-type="float" office:value="24.75" calcext:value-type="float">
            <text:p>24.75000</text:p>
          </table:table-cell>
        </table:table-row>
        <table:table-row table:style-name="ro1">
          <table:table-cell office:value-type="float" office:value="1133.6724" calcext:value-type="float">
            <text:p>1133.67240</text:p>
          </table:table-cell>
          <table:table-cell office:value-type="float" office:value="25" calcext:value-type="float">
            <text:p>25.00000</text:p>
          </table:table-cell>
        </table:table-row>
        <table:table-row table:style-name="ro1">
          <table:table-cell office:value-type="float" office:value="1150.2253" calcext:value-type="float">
            <text:p>1150.22530</text:p>
          </table:table-cell>
          <table:table-cell office:value-type="float" office:value="25.249001" calcext:value-type="float">
            <text:p>25.24900</text:p>
          </table:table-cell>
        </table:table-row>
        <table:table-row table:style-name="ro1">
          <table:table-cell office:value-type="float" office:value="1166.7365" calcext:value-type="float">
            <text:p>1166.73650</text:p>
          </table:table-cell>
          <table:table-cell office:value-type="float" office:value="25.500999" calcext:value-type="float">
            <text:p>25.50100</text:p>
          </table:table-cell>
        </table:table-row>
        <table:table-row table:style-name="ro1">
          <table:table-cell office:value-type="float" office:value="1182.8209" calcext:value-type="float">
            <text:p>1182.82090</text:p>
          </table:table-cell>
          <table:table-cell office:value-type="float" office:value="25.749001" calcext:value-type="float">
            <text:p>25.74900</text:p>
          </table:table-cell>
        </table:table-row>
        <table:table-row table:style-name="ro1">
          <table:table-cell office:value-type="float" office:value="1198.6486" calcext:value-type="float">
            <text:p>1198.64860</text:p>
          </table:table-cell>
          <table:table-cell office:value-type="float" office:value="26.002001" calcext:value-type="float">
            <text:p>26.00200</text:p>
          </table:table-cell>
        </table:table-row>
        <table:table-row table:style-name="ro1">
          <table:table-cell office:value-type="float" office:value="1214.2158" calcext:value-type="float">
            <text:p>1214.21580</text:p>
          </table:table-cell>
          <table:table-cell office:value-type="float" office:value="26.249001" calcext:value-type="float">
            <text:p>26.24900</text:p>
          </table:table-cell>
        </table:table-row>
        <table:table-row table:style-name="ro1">
          <table:table-cell office:value-type="float" office:value="1229.5203" calcext:value-type="float">
            <text:p>1229.52030</text:p>
          </table:table-cell>
          <table:table-cell office:value-type="float" office:value="26.5" calcext:value-type="float">
            <text:p>26.50000</text:p>
          </table:table-cell>
        </table:table-row>
        <table:table-row table:style-name="ro1">
          <table:table-cell office:value-type="float" office:value="1244.6146" calcext:value-type="float">
            <text:p>1244.61460</text:p>
          </table:table-cell>
          <table:table-cell office:value-type="float" office:value="26.75" calcext:value-type="float">
            <text:p>26.75000</text:p>
          </table:table-cell>
        </table:table-row>
        <table:table-row table:style-name="ro1">
          <table:table-cell office:value-type="float" office:value="1259.4604" calcext:value-type="float">
            <text:p>1259.46040</text:p>
          </table:table-cell>
          <table:table-cell office:value-type="float" office:value="27.000999" calcext:value-type="float">
            <text:p>27.00100</text:p>
          </table:table-cell>
        </table:table-row>
        <table:table-row table:style-name="ro1">
          <table:table-cell office:value-type="float" office:value="1273.839" calcext:value-type="float">
            <text:p>1273.83900</text:p>
          </table:table-cell>
          <table:table-cell office:value-type="float" office:value="27.249001" calcext:value-type="float">
            <text:p>27.24900</text:p>
          </table:table-cell>
        </table:table-row>
        <table:table-row table:style-name="ro1">
          <table:table-cell office:value-type="float" office:value="1288.2351" calcext:value-type="float">
            <text:p>1288.23510</text:p>
          </table:table-cell>
          <table:table-cell office:value-type="float" office:value="27.500999" calcext:value-type="float">
            <text:p>27.50100</text:p>
          </table:table-cell>
        </table:table-row>
        <table:table-row table:style-name="ro1">
          <table:table-cell office:value-type="float" office:value="1301.8746" calcext:value-type="float">
            <text:p>1301.87460</text:p>
          </table:table-cell>
          <table:table-cell office:value-type="float" office:value="27.749001" calcext:value-type="float">
            <text:p>27.74900</text:p>
          </table:table-cell>
        </table:table-row>
        <table:table-row table:style-name="ro1">
          <table:table-cell office:value-type="float" office:value="1315.5295" calcext:value-type="float">
            <text:p>1315.52950</text:p>
          </table:table-cell>
          <table:table-cell office:value-type="float" office:value="27.999001" calcext:value-type="float">
            <text:p>27.99900</text:p>
          </table:table-cell>
        </table:table-row>
        <table:table-row table:style-name="ro1">
          <table:table-cell office:value-type="float" office:value="1328.6079" calcext:value-type="float">
            <text:p>1328.60790</text:p>
          </table:table-cell>
          <table:table-cell office:value-type="float" office:value="28.250999" calcext:value-type="float">
            <text:p>28.25100</text:p>
          </table:table-cell>
        </table:table-row>
        <table:table-row table:style-name="ro1">
          <table:table-cell office:value-type="float" office:value="1341.4171" calcext:value-type="float">
            <text:p>1341.41710</text:p>
          </table:table-cell>
          <table:table-cell office:value-type="float" office:value="28.5" calcext:value-type="float">
            <text:p>28.50000</text:p>
          </table:table-cell>
        </table:table-row>
        <table:table-row table:style-name="ro1">
          <table:table-cell office:value-type="float" office:value="1354.1073" calcext:value-type="float">
            <text:p>1354.10730</text:p>
          </table:table-cell>
          <table:table-cell office:value-type="float" office:value="28.75" calcext:value-type="float">
            <text:p>28.75000</text:p>
          </table:table-cell>
        </table:table-row>
        <table:table-row table:style-name="ro1">
          <table:table-cell office:value-type="float" office:value="1366.4835" calcext:value-type="float">
            <text:p>1366.48350</text:p>
          </table:table-cell>
          <table:table-cell office:value-type="float" office:value="29" calcext:value-type="float">
            <text:p>29.00000</text:p>
          </table:table-cell>
        </table:table-row>
        <table:table-row table:style-name="ro1">
          <table:table-cell office:value-type="float" office:value="1378.4185" calcext:value-type="float">
            <text:p>1378.41850</text:p>
          </table:table-cell>
          <table:table-cell office:value-type="float" office:value="29.25" calcext:value-type="float">
            <text:p>29.25000</text:p>
          </table:table-cell>
        </table:table-row>
        <table:table-row table:style-name="ro1">
          <table:table-cell office:value-type="float" office:value="1390.0148" calcext:value-type="float">
            <text:p>1390.01480</text:p>
          </table:table-cell>
          <table:table-cell office:value-type="float" office:value="29.5" calcext:value-type="float">
            <text:p>29.50000</text:p>
          </table:table-cell>
        </table:table-row>
        <table:table-row table:style-name="ro1">
          <table:table-cell office:value-type="float" office:value="1401.489" calcext:value-type="float">
            <text:p>1401.48900</text:p>
          </table:table-cell>
          <table:table-cell office:value-type="float" office:value="29.75" calcext:value-type="float">
            <text:p>29.75000</text:p>
          </table:table-cell>
        </table:table-row>
        <table:table-row table:style-name="ro1">
          <table:table-cell office:value-type="float" office:value="1412.425" calcext:value-type="float">
            <text:p>1412.42500</text:p>
          </table:table-cell>
          <table:table-cell office:value-type="float" office:value="30" calcext:value-type="float">
            <text:p>30.00000</text:p>
          </table:table-cell>
        </table:table-row>
        <table:table-row table:style-name="ro1">
          <table:table-cell office:value-type="float" office:value="1423.269" calcext:value-type="float">
            <text:p>1423.26900</text:p>
          </table:table-cell>
          <table:table-cell office:value-type="float" office:value="30.25" calcext:value-type="float">
            <text:p>30.25000</text:p>
          </table:table-cell>
        </table:table-row>
        <table:table-row table:style-name="ro1">
          <table:table-cell office:value-type="float" office:value="1433.9061" calcext:value-type="float">
            <text:p>1433.90610</text:p>
          </table:table-cell>
          <table:table-cell office:value-type="float" office:value="30.5" calcext:value-type="float">
            <text:p>30.50000</text:p>
          </table:table-cell>
        </table:table-row>
        <table:table-row table:style-name="ro1">
          <table:table-cell office:value-type="float" office:value="1444.1451" calcext:value-type="float">
            <text:p>1444.14510</text:p>
          </table:table-cell>
          <table:table-cell office:value-type="float" office:value="30.75" calcext:value-type="float">
            <text:p>30.75000</text:p>
          </table:table-cell>
        </table:table-row>
        <table:table-row table:style-name="ro1">
          <table:table-cell office:value-type="float" office:value="1453.974" calcext:value-type="float">
            <text:p>1453.97400</text:p>
          </table:table-cell>
          <table:table-cell office:value-type="float" office:value="31.000999" calcext:value-type="float">
            <text:p>31.00100</text:p>
          </table:table-cell>
        </table:table-row>
        <table:table-row table:style-name="ro1">
          <table:table-cell office:value-type="float" office:value="1463.6188" calcext:value-type="float">
            <text:p>1463.61880</text:p>
          </table:table-cell>
          <table:table-cell office:value-type="float" office:value="31.249001" calcext:value-type="float">
            <text:p>31.24900</text:p>
          </table:table-cell>
        </table:table-row>
        <table:table-row table:style-name="ro1">
          <table:table-cell office:value-type="float" office:value="1473.1289" calcext:value-type="float">
            <text:p>1473.12890</text:p>
          </table:table-cell>
          <table:table-cell office:value-type="float" office:value="31.500999" calcext:value-type="float">
            <text:p>31.50100</text:p>
          </table:table-cell>
        </table:table-row>
        <table:table-row table:style-name="ro1">
          <table:table-cell office:value-type="float" office:value="1482.1249" calcext:value-type="float">
            <text:p>1482.12490</text:p>
          </table:table-cell>
          <table:table-cell office:value-type="float" office:value="31.749001" calcext:value-type="float">
            <text:p>31.74900</text:p>
          </table:table-cell>
        </table:table-row>
        <table:table-row table:style-name="ro1">
          <table:table-cell office:value-type="float" office:value="1491.2405" calcext:value-type="float">
            <text:p>1491.24050</text:p>
          </table:table-cell>
          <table:table-cell office:value-type="float" office:value="32" calcext:value-type="float">
            <text:p>32.00000</text:p>
          </table:table-cell>
        </table:table-row>
        <table:table-row table:style-name="ro1">
          <table:table-cell office:value-type="float" office:value="1499.8037" calcext:value-type="float">
            <text:p>1499.80370</text:p>
          </table:table-cell>
          <table:table-cell office:value-type="float" office:value="32.250999" calcext:value-type="float">
            <text:p>32.25100</text:p>
          </table:table-cell>
        </table:table-row>
        <table:table-row table:style-name="ro1">
          <table:table-cell office:value-type="float" office:value="1508.0623" calcext:value-type="float">
            <text:p>1508.06230</text:p>
          </table:table-cell>
          <table:table-cell office:value-type="float" office:value="32.499001" calcext:value-type="float">
            <text:p>32.49900</text:p>
          </table:table-cell>
        </table:table-row>
        <table:table-row table:style-name="ro1">
          <table:table-cell office:value-type="float" office:value="1516.1162" calcext:value-type="float">
            <text:p>1516.11620</text:p>
          </table:table-cell>
          <table:table-cell office:value-type="float" office:value="32.75" calcext:value-type="float">
            <text:p>32.75000</text:p>
          </table:table-cell>
        </table:table-row>
        <table:table-row table:style-name="ro1">
          <table:table-cell office:value-type="float" office:value="1523.8512" calcext:value-type="float">
            <text:p>1523.85120</text:p>
          </table:table-cell>
          <table:table-cell office:value-type="float" office:value="33" calcext:value-type="float">
            <text:p>33.00000</text:p>
          </table:table-cell>
        </table:table-row>
        <table:table-row table:style-name="ro1">
          <table:table-cell office:value-type="float" office:value="1531.9021" calcext:value-type="float">
            <text:p>1531.90210</text:p>
          </table:table-cell>
          <table:table-cell office:value-type="float" office:value="33.25" calcext:value-type="float">
            <text:p>33.25000</text:p>
          </table:table-cell>
        </table:table-row>
        <table:table-row table:style-name="ro1">
          <table:table-cell office:value-type="float" office:value="1539.0665" calcext:value-type="float">
            <text:p>1539.06650</text:p>
          </table:table-cell>
          <table:table-cell office:value-type="float" office:value="33.5" calcext:value-type="float">
            <text:p>33.50000</text:p>
          </table:table-cell>
        </table:table-row>
        <table:table-row table:style-name="ro1">
          <table:table-cell office:value-type="float" office:value="1546.074" calcext:value-type="float">
            <text:p>1546.07400</text:p>
          </table:table-cell>
          <table:table-cell office:value-type="float" office:value="33.75" calcext:value-type="float">
            <text:p>33.75000</text:p>
          </table:table-cell>
        </table:table-row>
        <table:table-row table:style-name="ro1">
          <table:table-cell office:value-type="float" office:value="1553.1193" calcext:value-type="float">
            <text:p>1553.11930</text:p>
          </table:table-cell>
          <table:table-cell office:value-type="float" office:value="34" calcext:value-type="float">
            <text:p>34.00000</text:p>
          </table:table-cell>
        </table:table-row>
        <table:table-row table:style-name="ro1">
          <table:table-cell office:value-type="float" office:value="1559.6388" calcext:value-type="float">
            <text:p>1559.63880</text:p>
          </table:table-cell>
          <table:table-cell office:value-type="float" office:value="34.25" calcext:value-type="float">
            <text:p>34.25000</text:p>
          </table:table-cell>
        </table:table-row>
        <table:table-row table:style-name="ro1">
          <table:table-cell office:value-type="float" office:value="1566.225" calcext:value-type="float">
            <text:p>1566.22500</text:p>
          </table:table-cell>
          <table:table-cell office:value-type="float" office:value="34.5" calcext:value-type="float">
            <text:p>34.50000</text:p>
          </table:table-cell>
        </table:table-row>
        <table:table-row table:style-name="ro1">
          <table:table-cell office:value-type="float" office:value="1572.3082" calcext:value-type="float">
            <text:p>1572.30820</text:p>
          </table:table-cell>
          <table:table-cell office:value-type="float" office:value="34.75" calcext:value-type="float">
            <text:p>34.75000</text:p>
          </table:table-cell>
        </table:table-row>
        <table:table-row table:style-name="ro1">
          <table:table-cell office:value-type="float" office:value="1578.558" calcext:value-type="float">
            <text:p>1578.55800</text:p>
          </table:table-cell>
          <table:table-cell office:value-type="float" office:value="35.000999" calcext:value-type="float">
            <text:p>35.00100</text:p>
          </table:table-cell>
        </table:table-row>
        <table:table-row table:style-name="ro1">
          <table:table-cell office:value-type="float" office:value="1584.2612" calcext:value-type="float">
            <text:p>1584.26120</text:p>
          </table:table-cell>
          <table:table-cell office:value-type="float" office:value="35.249001" calcext:value-type="float">
            <text:p>35.24900</text:p>
          </table:table-cell>
        </table:table-row>
        <table:table-row table:style-name="ro1">
          <table:table-cell office:value-type="float" office:value="1590.067" calcext:value-type="float">
            <text:p>1590.06700</text:p>
          </table:table-cell>
          <table:table-cell office:value-type="float" office:value="35.5" calcext:value-type="float">
            <text:p>35.50000</text:p>
          </table:table-cell>
        </table:table-row>
        <table:table-row table:style-name="ro1" table:number-rows-repeated="104849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6:17:43.703252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7T16:36:38.663339260</dc:date>
    <dc:creator>Yuan </dc:creator>
    <meta:editing-duration>PT50M15S</meta:editing-duration>
    <meta:editing-cycles>11</meta:editing-cycles>
    <meta:document-statistic meta:table-count="2" meta:cell-count="348" meta:object-count="0"/>
  </office:meta>
</office:document-meta>
</file>